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4.741cm"/>
    </style:style>
    <style:style style:name="co4" style:family="table-column">
      <style:table-column-properties fo:break-before="auto" style:column-width="3.503cm"/>
    </style:style>
    <style:style style:name="co5" style:family="table-column">
      <style:table-column-properties fo:break-before="auto" style:column-width="3.136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04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00b8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office:value-type="string" calcext:value-type="string">
            <text:p>m/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/mol</text:p>
          </table:table-cell>
          <table:table-cell office:value-type="string" calcext:value-type="string">
            <text:p>Delta H_f</text:p>
          </table:table-cell>
          <table:table-cell office:value-type="string" calcext:value-type="string">
            <text:p>Delta H_C (Verbrennung) /kJ*mol^-1</text:p>
          </table:table-cell>
          <table:table-cell office:value-type="string" calcext:value-type="string">
            <text:p>T_0 Messung /C</text:p>
          </table:table-cell>
          <table:table-cell office:value-type="string" calcext:value-type="string">
            <text:p>T_0 Messung /K</text:p>
          </table:table-cell>
          <table:table-cell office:value-type="string" calcext:value-type="string">
            <text:p>Delta U</text:p>
          </table:table-cell>
          <table:table-cell office:value-type="string" calcext:value-type="string">
            <text:p>Delta T /K</text:p>
          </table:table-cell>
          <table:table-cell office:value-type="string" calcext:value-type="string">
            <text:p>c_V</text:p>
          </table:table-cell>
          <table:table-cell office:value-type="string" calcext:value-type="string">
            <text:p>c_V molar</text:p>
          </table:table-cell>
          <table:table-cell office:value-type="string" calcext:value-type="string">
            <text:p>Delta Q=Delta U molar</text:p>
          </table:table-cell>
          <table:table-cell office:value-type="string" calcext:value-type="string">
            <text:p>Delta H mola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nzoesäure</text:p>
          </table:table-cell>
          <table:table-cell office:value-type="float" office:value="0.646" calcext:value-type="float">
            <text:p>0,646</text:p>
          </table:table-cell>
          <table:table-cell office:value-type="float" office:value="122.12" calcext:value-type="float">
            <text:p>122,12</text:p>
          </table:table-cell>
          <table:table-cell table:formula="of:=[.B2]/[.C2]" office:value-type="float" office:value="0.0052898788077301" calcext:value-type="float">
            <text:p>0,0052898788</text:p>
          </table:table-cell>
          <table:table-cell office:value-type="float" office:value="-384800" calcext:value-type="float">
            <text:p>-384800</text:p>
          </table:table-cell>
          <table:table-cell office:value-type="float" office:value="-3227000" calcext:value-type="float">
            <text:p>-3227000</text:p>
          </table:table-cell>
          <table:table-cell office:value-type="float" office:value="21.434" calcext:value-type="float">
            <text:p>21,434</text:p>
          </table:table-cell>
          <table:table-cell table:formula="of:=[.G2]+273.15" office:value-type="float" office:value="294.584" calcext:value-type="float">
            <text:p>294,584</text:p>
          </table:table-cell>
          <table:table-cell table:formula="of:=8.314472*[.H2]*0.5+[.F2]" office:value-type="float" office:value="-3225775.34479018" calcext:value-type="float">
            <text:p>-3225775,34479018</text:p>
          </table:table-cell>
          <table:table-cell office:value-type="float" office:value="1.21" calcext:value-type="float">
            <text:p>1,21</text:p>
          </table:table-cell>
          <table:table-cell table:formula="of:=[.I2]/[.J2]" office:value-type="float" office:value="-2665930.03701667" calcext:value-type="float">
            <text:p>-2665930,03701667</text:p>
          </table:table-cell>
          <table:table-cell table:formula="of:=[.K2]*[.D2]" office:value-type="float" office:value="-14102.4468057056" calcext:value-type="float">
            <text:p>-14102,446805705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6044" calcext:value-type="float">
            <text:p>0,6044</text:p>
          </table:table-cell>
          <table:table-cell office:value-type="float" office:value="122.12" calcext:value-type="float">
            <text:p>122,12</text:p>
          </table:table-cell>
          <table:table-cell table:formula="of:=[.B3]/[.C3]" office:value-type="float" office:value="0.00494923026531281" calcext:value-type="float">
            <text:p>0,0049492303</text:p>
          </table:table-cell>
          <table:table-cell office:value-type="float" office:value="-384800" calcext:value-type="float">
            <text:p>-384800</text:p>
          </table:table-cell>
          <table:table-cell office:value-type="float" office:value="-3227000" calcext:value-type="float">
            <text:p>-3227000</text:p>
          </table:table-cell>
          <table:table-cell office:value-type="float" office:value="22.759" calcext:value-type="float">
            <text:p>22,759</text:p>
          </table:table-cell>
          <table:table-cell table:formula="of:=[.G3]+273.15" office:value-type="float" office:value="295.909" calcext:value-type="float">
            <text:p>295,909</text:p>
          </table:table-cell>
          <table:table-cell table:formula="of:=8.314472*[.H3]*0.5+[.F3]" office:value-type="float" office:value="-3225769.83645248" calcext:value-type="float">
            <text:p>-3225769,83645248</text:p>
          </table:table-cell>
          <table:table-cell office:value-type="float" office:value="1.17" calcext:value-type="float">
            <text:p>1,17</text:p>
          </table:table-cell>
          <table:table-cell table:formula="of:=[.I3]/[.J3]" office:value-type="float" office:value="-2757068.23628417" calcext:value-type="float">
            <text:p>-2757068,23628417</text:p>
          </table:table-cell>
          <table:table-cell table:formula="of:=[.K3]*[.D3]" office:value-type="float" office:value="-13645.3655585502" calcext:value-type="float">
            <text:p>-13645,365558550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6208" calcext:value-type="float">
            <text:p>0,6208</text:p>
          </table:table-cell>
          <table:table-cell office:value-type="float" office:value="122.12" calcext:value-type="float">
            <text:p>122,12</text:p>
          </table:table-cell>
          <table:table-cell table:formula="of:=[.B4]/[.C4]" office:value-type="float" office:value="0.00508352440222732" calcext:value-type="float">
            <text:p>0,0050835244</text:p>
          </table:table-cell>
          <table:table-cell office:value-type="float" office:value="-384800" calcext:value-type="float">
            <text:p>-384800</text:p>
          </table:table-cell>
          <table:table-cell office:value-type="float" office:value="-3227000" calcext:value-type="float">
            <text:p>-3227000</text:p>
          </table:table-cell>
          <table:table-cell office:value-type="float" office:value="27.867" calcext:value-type="float">
            <text:p>27,867</text:p>
          </table:table-cell>
          <table:table-cell table:formula="of:=[.G4]+273.15" office:value-type="float" office:value="301.017" calcext:value-type="float">
            <text:p>301,017</text:p>
          </table:table-cell>
          <table:table-cell table:formula="of:=8.314472*[.H4]*0.5+[.F4]" office:value-type="float" office:value="-3225748.60129099" calcext:value-type="float">
            <text:p>-3225748,60129099</text:p>
          </table:table-cell>
          <table:table-cell office:value-type="float" office:value="1.15" calcext:value-type="float">
            <text:p>1,15</text:p>
          </table:table-cell>
          <table:table-cell table:formula="of:=[.I4]/[.J4]" office:value-type="float" office:value="-2804998.78373129" calcext:value-type="float">
            <text:p>-2804998,78373129</text:p>
          </table:table-cell>
          <table:table-cell table:formula="of:=[.K4]*[.D4]" office:value-type="float" office:value="-14259.279765316" calcext:value-type="float">
            <text:p>-14259,2797653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phtalin</text:p>
          </table:table-cell>
          <table:table-cell office:value-type="float" office:value="0.8229" calcext:value-type="float">
            <text:p>0,8229</text:p>
          </table:table-cell>
          <table:table-cell office:value-type="float" office:value="128.17" calcext:value-type="float">
            <text:p>128,17</text:p>
          </table:table-cell>
          <table:table-cell table:formula="of:=[.B5]/[.C5]" office:value-type="float" office:value="0.00642037918389639" calcext:value-type="float">
            <text:p>0,0064203792</text:p>
          </table:table-cell>
          <table:table-cell table:number-columns-repeated="2"/>
          <table:table-cell office:value-type="float" office:value="24.987" calcext:value-type="float">
            <text:p>24,987</text:p>
          </table:table-cell>
          <table:table-cell table:formula="of:=[.G5]+273.15" office:value-type="float" office:value="298.137" calcext:value-type="float">
            <text:p>298,137</text:p>
          </table:table-cell>
          <table:table-cell/>
          <table:table-cell office:value-type="float" office:value="2.31" calcext:value-type="float">
            <text:p>2,31</text:p>
          </table:table-cell>
          <table:table-cell table:number-columns-repeated="2"/>
          <table:table-cell table:formula="of:=[.J5]*[.L4]" office:value-type="float" office:value="-32938.9362578799" calcext:value-type="float">
            <text:p>-32938,9362578799</text:p>
          </table:table-cell>
          <table:table-cell table:formula="of:=[.M5]-8.314472*[.H5]*2" office:value-type="float" office:value="-37896.6397352079" calcext:value-type="float">
            <text:p>-37896,639735207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.6166" calcext:value-type="float">
            <text:p>0,6166</text:p>
          </table:table-cell>
          <table:table-cell office:value-type="float" office:value="128.17" calcext:value-type="float">
            <text:p>128,17</text:p>
          </table:table-cell>
          <table:table-cell table:formula="of:=[.B6]/[.C6]" office:value-type="float" office:value="0.00481079815869548" calcext:value-type="float">
            <text:p>0,0048107982</text:p>
          </table:table-cell>
          <table:table-cell table:number-columns-repeated="2"/>
          <table:table-cell office:value-type="float" office:value="27.05" calcext:value-type="float">
            <text:p>27,05</text:p>
          </table:table-cell>
          <table:table-cell table:formula="of:=[.G6]+273.15" office:value-type="float" office:value="300.2" calcext:value-type="float">
            <text:p>300,2</text:p>
          </table:table-cell>
          <table:table-cell/>
          <table:table-cell office:value-type="float" office:value="1.88" calcext:value-type="float">
            <text:p>1,88</text:p>
          </table:table-cell>
          <table:table-cell table:number-columns-repeated="2"/>
          <table:table-cell table:formula="of:=[.J6]*[.L4]" office:value-type="float" office:value="-26807.445958794" calcext:value-type="float">
            <text:p>-26807,445958794</text:p>
          </table:table-cell>
          <table:table-cell table:formula="of:=[.M6]-8.314472*[.H6]*2" office:value-type="float" office:value="-31799.454947594" calcext:value-type="float">
            <text:p>-31799,45494759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.7072" calcext:value-type="float">
            <text:p>0,7072</text:p>
          </table:table-cell>
          <table:table-cell office:value-type="float" office:value="128.17" calcext:value-type="float">
            <text:p>128,17</text:p>
          </table:table-cell>
          <table:table-cell table:formula="of:=[.B7]/[.C7]" office:value-type="float" office:value="0.00551767184208473" calcext:value-type="float">
            <text:p>0,0055176718</text:p>
          </table:table-cell>
          <table:table-cell table:number-columns-repeated="2"/>
          <table:table-cell office:value-type="float" office:value="27.75" calcext:value-type="float">
            <text:p>27,75</text:p>
          </table:table-cell>
          <table:table-cell table:formula="of:=[.G7]+273.15" office:value-type="float" office:value="300.9" calcext:value-type="float">
            <text:p>300,9</text:p>
          </table:table-cell>
          <table:table-cell/>
          <table:table-cell office:value-type="float" office:value="2.05" calcext:value-type="float">
            <text:p>2,05</text:p>
          </table:table-cell>
          <table:table-cell table:number-columns-repeated="2"/>
          <table:table-cell table:formula="of:=[.J7]*[.L4]" office:value-type="float" office:value="-29231.5235188978" calcext:value-type="float">
            <text:p>-29231,5235188978</text:p>
          </table:table-cell>
          <table:table-cell table:formula="of:=[.M7]-8.314472*[.H7]*2" office:value-type="float" office:value="-34235.1727684977" calcext:value-type="float">
            <text:p>-34235,172768497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ehlerrechnun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elta m /g</text:p>
          </table:table-cell>
          <table:table-cell office:value-type="string" calcext:value-type="string">
            <text:p>Delta n /mol</text:p>
          </table:table-cell>
          <table:table-cell office:value-type="string" calcext:value-type="string">
            <text:p>Delta T /K</text:p>
          </table:table-cell>
          <table:table-cell table:style-name="ce2" office:value-type="string" calcext:value-type="string">
            <text:p>Delta Delta T aus Auftragung</text:p>
          </table:table-cell>
          <table:table-cell office:value-type="string" calcext:value-type="string">
            <text:p>Delta C_v,m</text:p>
          </table:table-cell>
          <table:table-cell office:value-type="string" calcext:value-type="string">
            <text:p>Delta Delta H_m Naphta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zoesäure</text:p>
          </table:table-cell>
          <table:table-cell office:value-type="float" office:value="0.00005" calcext:value-type="float">
            <text:p>0,00005</text:p>
          </table:table-cell>
          <table:table-cell table:formula="of:=[.B$12]*[.C2]" office:value-type="float" office:value="0.006106" calcext:value-type="float">
            <text:p>0,006106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((-[.F2]+0.5*8.31447*[.H2]*[.D2])/[.J2]^2)^2) *[.E12] +SQRT(((-[.F2]+0.5*8.31447*[.D2])/[.J2])^2)*[.D12]+SQRT(((-[.F2]+0.5*8.31447*[.H2])/[.J2])^2)*[.C12]" office:value-type="float" office:value="282984.745406644" calcext:value-type="float">
            <text:p>282984,745406644</text:p>
          </table:table-cell>
          <table:table-cell table:formula="of:=SQRT((1/[.J2])^2)*[.F12]+SQRT((-[.L2]/[.J2]^2)^2)*[.E12]+2*8.31447*[.D12]" office:value-type="float" office:value="233873.353312714" calcext:value-type="float">
            <text:p>233873,35331271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aphtalin</text:p>
          </table:table-cell>
          <table:table-cell/>
          <table:table-cell table:formula="of:=[.B$12]*[.C5]" office:value-type="float" office:value="0.0064085" calcext:value-type="float">
            <text:p>0,0064085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.00.0000</text:date>, <text:time style:data-style-name="N2" text:time-value="17:45:12.5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</meta:initial-creator>
    <meta:creation-date>2016-12-11T10:56:28</meta:creation-date>
    <dc:date>2016-12-12T18:49:09.782000000</dc:date>
    <meta:editing-duration>PT54M43S</meta:editing-duration>
    <meta:generator>LibreOffice/4.2.4.2$Windows_x86 LibreOffice_project/63150712c6d317d27ce2db16eb94c2f3d7b699f8</meta:generator>
    <meta:editing-cycles>3</meta:editing-cycles>
    <meta:document-statistic meta:table-count="1" meta:cell-count="8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